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Times New Roman', Times, serif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paragraph-rsid="00e1e2aa" style:font-weight-asian="bold" style:font-weight-complex="bold"/>
    </style:style>
    <style:style style:name="P2" style:family="paragraph" style:parent-style-name="Text_20_body">
      <style:text-properties fo:font-weight="bold" officeooo:rsid="00ea80c3" officeooo:paragraph-rsid="00ea80c3" style:font-weight-asian="bold" style:font-weight-complex="bold"/>
    </style:style>
    <style:style style:name="P3" style:family="paragraph" style:parent-style-name="Text_20_body">
      <style:text-properties fo:font-variant="normal" fo:text-transform="none" fo:color="#252525" style:font-name="sans-serif" fo:font-size="10.5pt" fo:letter-spacing="normal" fo:font-style="normal" fo:font-weight="bold" officeooo:rsid="00ee4695" officeooo:paragraph-rsid="00ee4695" style:font-weight-asian="bold" style:font-weight-complex="bold"/>
    </style:style>
    <style:style style:name="P4" style:family="paragraph" style:parent-style-name="Title">
      <style:text-properties style:text-underline-style="solid" style:text-underline-width="auto" style:text-underline-color="font-color" officeooo:rsid="00f46689" officeooo:paragraph-rsid="00f46689"/>
    </style:style>
    <style:style style:name="P5" style:family="paragraph" style:parent-style-name="Text_20_body" style:list-style-name="L12">
      <style:text-properties fo:font-weight="normal" officeooo:rsid="00fc19bf" officeooo:paragraph-rsid="00fe2023" style:font-weight-asian="normal" style:font-weight-complex="normal"/>
    </style:style>
    <style:style style:name="P6" style:family="paragraph" style:parent-style-name="Text_20_body" style:list-style-name="L13">
      <style:text-properties fo:font-weight="normal" style:font-weight-asian="normal" style:font-weight-complex="normal"/>
    </style:style>
    <style:style style:name="P7" style:family="paragraph" style:parent-style-name="Text_20_body" style:list-style-name="L15">
      <style:text-properties fo:font-weight="normal" officeooo:rsid="0101b2bf" officeooo:paragraph-rsid="0101b2bf" style:font-weight-asian="normal" style:font-weight-complex="normal"/>
    </style:style>
    <style:style style:name="P8" style:family="paragraph" style:parent-style-name="Text_20_body" style:list-style-name="L17">
      <style:text-properties fo:font-weight="normal" officeooo:rsid="010a1805" officeooo:paragraph-rsid="01289f5a" style:font-weight-asian="normal" style:font-weight-complex="normal"/>
    </style:style>
    <style:style style:name="P9" style:family="paragraph" style:parent-style-name="Text_20_body" style:list-style-name="L28">
      <style:text-properties fo:font-weight="bold" officeooo:rsid="012a5798" officeooo:paragraph-rsid="012a5798" style:font-weight-asian="bold" style:font-weight-complex="bold"/>
    </style:style>
    <style:style style:name="P10" style:family="paragraph" style:parent-style-name="Text_20_body" style:list-style-name="L28">
      <style:text-properties fo:font-weight="bold" officeooo:rsid="012bd97e" officeooo:paragraph-rsid="012bd97e" style:font-weight-asian="bold" style:font-weight-complex="bold"/>
    </style:style>
    <style:style style:name="P11" style:family="paragraph" style:parent-style-name="Text_20_body">
      <style:text-properties officeooo:rsid="00ee4695" officeooo:paragraph-rsid="00ee4695"/>
    </style:style>
    <style:style style:name="P12" style:family="paragraph" style:parent-style-name="Text_20_body" style:list-style-name="L16">
      <style:text-properties officeooo:rsid="010973ee" officeooo:paragraph-rsid="010973ee"/>
    </style:style>
    <style:style style:name="P13" style:family="paragraph" style:parent-style-name="Text_20_body" style:list-style-name="L19">
      <style:text-properties officeooo:rsid="010ead7c" officeooo:paragraph-rsid="010ead7c"/>
    </style:style>
    <style:style style:name="P14" style:family="paragraph" style:parent-style-name="Text_20_body" style:list-style-name="L19">
      <style:text-properties officeooo:rsid="01106a99" officeooo:paragraph-rsid="01106a99"/>
    </style:style>
    <style:style style:name="P15" style:family="paragraph" style:parent-style-name="Text_20_body" style:list-style-name="L20">
      <style:text-properties officeooo:paragraph-rsid="01106a99"/>
    </style:style>
    <style:style style:name="P16" style:family="paragraph" style:parent-style-name="Text_20_body" style:list-style-name="L21">
      <style:text-properties officeooo:rsid="0110ab3c" officeooo:paragraph-rsid="0110ab3c"/>
    </style:style>
    <style:style style:name="P17" style:family="paragraph" style:parent-style-name="Text_20_body">
      <style:text-properties officeooo:paragraph-rsid="0119b673"/>
    </style:style>
    <style:style style:name="P18" style:family="paragraph" style:parent-style-name="Text_20_body" style:list-style-name="L22"/>
    <style:style style:name="P19" style:family="paragraph" style:parent-style-name="Text_20_body" style:list-style-name="L23">
      <style:text-properties officeooo:rsid="011ce998" officeooo:paragraph-rsid="011ce998"/>
    </style:style>
    <style:style style:name="P20" style:family="paragraph" style:parent-style-name="Text_20_body" style:list-style-name="L24">
      <style:text-properties officeooo:rsid="011d0331" officeooo:paragraph-rsid="011d0331"/>
    </style:style>
    <style:style style:name="P21" style:family="paragraph" style:parent-style-name="Text_20_body">
      <style:text-properties officeooo:rsid="011dada7" officeooo:paragraph-rsid="011dada7"/>
    </style:style>
    <style:style style:name="P22" style:family="paragraph" style:parent-style-name="Text_20_body" style:list-style-name="L25">
      <style:text-properties officeooo:rsid="01289f5a" officeooo:paragraph-rsid="01289f5a"/>
    </style:style>
    <style:style style:name="P23" style:family="paragraph" style:parent-style-name="Text_20_body" style:list-style-name="L26">
      <style:text-properties officeooo:rsid="010b905c" officeooo:paragraph-rsid="01289f5a"/>
    </style:style>
    <style:style style:name="P24" style:family="paragraph" style:parent-style-name="Text_20_body" style:list-style-name="L27">
      <style:text-properties officeooo:paragraph-rsid="012a5798"/>
    </style:style>
    <style:style style:name="P25" style:family="paragraph" style:parent-style-name="Text_20_body" style:list-style-name="L28">
      <style:text-properties officeooo:rsid="012a5798" officeooo:paragraph-rsid="012a5798"/>
    </style:style>
    <style:style style:name="P26" style:family="paragraph" style:parent-style-name="Heading_20_1">
      <style:text-properties officeooo:rsid="0061304f" officeooo:paragraph-rsid="0061304f"/>
    </style:style>
    <style:style style:name="P27" style:family="paragraph" style:parent-style-name="Heading_20_1">
      <style:text-properties officeooo:rsid="00f46689" officeooo:paragraph-rsid="00fe9d90"/>
    </style:style>
    <style:style style:name="P28" style:family="paragraph" style:parent-style-name="Heading_20_1">
      <style:text-properties officeooo:paragraph-rsid="011a0711"/>
    </style:style>
    <style:style style:name="P29" style:family="paragraph" style:parent-style-name="Heading_20_1">
      <style:text-properties officeooo:rsid="0126fd0d" officeooo:paragraph-rsid="0126fd0d"/>
    </style:style>
    <style:style style:name="P30" style:family="paragraph" style:parent-style-name="Heading_20_2">
      <style:text-properties officeooo:rsid="00f46689" officeooo:paragraph-rsid="00f46689"/>
    </style:style>
    <style:style style:name="P31" style:family="paragraph" style:parent-style-name="Heading_20_2">
      <style:text-properties officeooo:rsid="00f6230a" officeooo:paragraph-rsid="00f6230a"/>
    </style:style>
    <style:style style:name="P32" style:family="paragraph" style:parent-style-name="Heading_20_2">
      <style:text-properties officeooo:rsid="00f924c6" officeooo:paragraph-rsid="00f924c6"/>
    </style:style>
    <style:style style:name="P33" style:family="paragraph" style:parent-style-name="Heading_20_2">
      <style:text-properties fo:font-weight="normal" officeooo:rsid="010b905c" style:font-weight-asian="normal" style:font-weight-complex="normal"/>
    </style:style>
    <style:style style:name="P34" style:family="paragraph" style:parent-style-name="Heading_20_2">
      <style:text-properties officeooo:paragraph-rsid="01106a99"/>
    </style:style>
    <style:style style:name="P35" style:family="paragraph" style:parent-style-name="Heading_20_2">
      <style:text-properties officeooo:rsid="01147a30" officeooo:paragraph-rsid="01147a30"/>
    </style:style>
    <style:style style:name="P36" style:family="paragraph" style:parent-style-name="Heading_20_2">
      <style:text-properties officeooo:paragraph-rsid="011657d9"/>
    </style:style>
    <style:style style:name="P37" style:family="paragraph" style:parent-style-name="Heading_20_2">
      <style:text-properties officeooo:paragraph-rsid="01180c13"/>
    </style:style>
    <style:style style:name="P38" style:family="paragraph" style:parent-style-name="Heading_20_2">
      <style:text-properties officeooo:paragraph-rsid="01194881"/>
    </style:style>
    <style:style style:name="P39" style:family="paragraph" style:parent-style-name="Heading_20_2">
      <style:text-properties officeooo:paragraph-rsid="0119b673"/>
    </style:style>
    <style:style style:name="P40" style:family="paragraph" style:parent-style-name="Heading_20_2">
      <style:text-properties officeooo:rsid="0119b673" officeooo:paragraph-rsid="0119b673"/>
    </style:style>
    <style:style style:name="P41" style:family="paragraph" style:parent-style-name="Heading_20_2">
      <style:text-properties officeooo:rsid="0119b673" officeooo:paragraph-rsid="011a0711"/>
    </style:style>
    <style:style style:name="P42" style:family="paragraph" style:parent-style-name="Heading_20_2">
      <style:text-properties officeooo:rsid="0119b673" officeooo:paragraph-rsid="011b22ea"/>
    </style:style>
    <style:style style:name="P43" style:family="paragraph" style:parent-style-name="Heading_20_2">
      <style:text-properties officeooo:rsid="0126fd0d" officeooo:paragraph-rsid="0126fd0d"/>
    </style:style>
    <style:style style:name="P44" style:family="paragraph" style:parent-style-name="Heading_20_2">
      <style:text-properties officeooo:paragraph-rsid="01289f5a"/>
    </style:style>
    <style:style style:name="P45" style:family="paragraph" style:parent-style-name="Heading_20_2">
      <style:text-properties officeooo:rsid="012a5798" officeooo:paragraph-rsid="012a5798"/>
    </style:style>
    <style:style style:name="P46" style:family="paragraph" style:parent-style-name="Heading_20_2">
      <style:paragraph-properties fo:margin-left="0cm" fo:margin-right="0cm" fo:text-indent="0cm" style:auto-text-indent="false"/>
      <style:text-properties officeooo:rsid="00f924c6" officeooo:paragraph-rsid="00fe9d90"/>
    </style:style>
    <style:style style:name="P47" style:family="paragraph" style:parent-style-name="Heading_20_2">
      <style:paragraph-properties fo:margin-left="0cm" fo:margin-right="0cm" fo:text-indent="0cm" style:auto-text-indent="false"/>
      <style:text-properties officeooo:rsid="010310d2" officeooo:paragraph-rsid="010310d2"/>
    </style:style>
    <style:style style:name="P48" style:family="paragraph" style:parent-style-name="Preformatted_20_Text">
      <style:paragraph-properties fo:margin-left="2.501cm" fo:margin-right="0cm" fo:text-indent="0cm" style:auto-text-indent="false"/>
      <style:text-properties fo:font-weight="normal" officeooo:rsid="010a1805" officeooo:paragraph-rsid="01289f5a" style:font-weight-asian="normal" style:font-weight-complex="normal"/>
    </style:style>
    <style:style style:name="P49" style:family="paragraph" style:parent-style-name="Code2">
      <style:text-properties officeooo:paragraph-rsid="01106a99"/>
    </style:style>
    <style:style style:name="P50" style:family="paragraph" style:parent-style-name="Code2">
      <style:text-properties officeooo:rsid="012d7f8e" officeooo:paragraph-rsid="012d7f8e"/>
    </style:style>
    <style:style style:name="P51" style:family="paragraph" style:parent-style-name="Code2">
      <style:text-properties officeooo:paragraph-rsid="012d7f8e"/>
    </style:style>
    <style:style style:name="P52" style:family="paragraph" style:parent-style-name="Code2">
      <style:paragraph-properties fo:margin-left="1.251cm" fo:margin-right="0cm" fo:text-indent="0cm" style:auto-text-indent="false"/>
    </style:style>
    <style:style style:name="P53" style:family="paragraph" style:parent-style-name="Code2">
      <style:paragraph-properties fo:margin-left="1.251cm" fo:margin-right="0cm" fo:text-indent="0cm" style:auto-text-indent="false"/>
      <style:text-properties officeooo:paragraph-rsid="011f5d4b"/>
    </style:style>
    <style:style style:name="P54" style:family="paragraph" style:parent-style-name="Code2">
      <style:paragraph-properties fo:margin-left="1.251cm" fo:margin-right="0cm" fo:text-indent="0cm" style:auto-text-indent="false"/>
      <style:text-properties officeooo:rsid="011feff4" officeooo:paragraph-rsid="011feff4"/>
    </style:style>
    <style:style style:name="P55" style:family="paragraph" style:parent-style-name="Code2">
      <style:paragraph-properties fo:margin-left="1.251cm" fo:margin-right="0cm" fo:text-indent="0cm" style:auto-text-indent="false"/>
      <style:text-properties officeooo:rsid="011feff4" officeooo:paragraph-rsid="0122ab43"/>
    </style:style>
    <style:style style:name="P56" style:family="paragraph" style:parent-style-name="Code2">
      <style:paragraph-properties fo:margin-left="1.251cm" fo:margin-right="0cm" fo:text-indent="0cm" style:auto-text-indent="false"/>
      <style:text-properties officeooo:rsid="0122ab43" officeooo:paragraph-rsid="0122ab43"/>
    </style:style>
    <style:style style:name="P57" style:family="paragraph" style:parent-style-name="Code2">
      <style:paragraph-properties fo:margin-left="1.251cm" fo:margin-right="0cm" fo:text-indent="0cm" style:auto-text-indent="false"/>
      <style:text-properties officeooo:paragraph-rsid="0122ab43"/>
    </style:style>
    <style:style style:name="P58" style:family="paragraph" style:parent-style-name="Code2">
      <style:paragraph-properties fo:margin-left="1.251cm" fo:margin-right="0cm" fo:text-indent="0cm" style:auto-text-indent="false"/>
      <style:text-properties officeooo:paragraph-rsid="01235c4a"/>
    </style:style>
    <style:style style:name="P59" style:family="paragraph" style:parent-style-name="Code2">
      <style:paragraph-properties fo:margin-left="2.501cm" fo:margin-right="0cm" fo:text-indent="0cm" style:auto-text-indent="false"/>
    </style:style>
    <style:style style:name="P60" style:family="paragraph" style:parent-style-name="Code2">
      <style:paragraph-properties fo:margin-left="0cm" fo:margin-right="0cm" fo:text-indent="0cm" style:auto-text-indent="false"/>
    </style:style>
    <style:style style:name="P61" style:family="paragraph" style:parent-style-name="Code2">
      <style:paragraph-properties fo:margin-left="0cm" fo:margin-right="0cm" fo:text-indent="0cm" style:auto-text-indent="false"/>
      <style:text-properties officeooo:rsid="00fb794e" officeooo:paragraph-rsid="00fb794e"/>
    </style:style>
    <style:style style:name="P62" style:family="paragraph" style:parent-style-name="Code2">
      <style:paragraph-properties fo:margin-left="0cm" fo:margin-right="0cm" fo:text-indent="0cm" style:auto-text-indent="false"/>
      <style:text-properties officeooo:rsid="011feff4" officeooo:paragraph-rsid="011feff4"/>
    </style:style>
    <style:style style:name="P63" style:family="paragraph" style:parent-style-name="Code2">
      <style:paragraph-properties fo:margin-left="0cm" fo:margin-right="0cm" fo:text-indent="0cm" style:auto-text-indent="false"/>
      <style:text-properties officeooo:rsid="011feff4" officeooo:paragraph-rsid="01235c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f6230a" style:font-weight-asian="bold" style:font-weight-complex="bold"/>
    </style:style>
    <style:style style:name="T3" style:family="text">
      <style:text-properties fo:font-weight="bold" officeooo:rsid="00fe9d90" style:font-weight-asian="bold" style:font-weight-complex="bold"/>
    </style:style>
    <style:style style:name="T4" style:family="text">
      <style:text-properties fo:font-weight="bold" officeooo:rsid="010310d2" style:font-weight-asian="bold" style:font-weight-complex="bold"/>
    </style:style>
    <style:style style:name="T5" style:family="text">
      <style:text-properties fo:font-weight="bold" officeooo:rsid="01049693" style:font-weight-asian="bold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e1e2aa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1068e8a" style:font-style-asian="italic" style:font-weight-asian="normal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fc19bf" style:font-weight-asian="normal" style:font-weight-complex="normal"/>
    </style:style>
    <style:style style:name="T11" style:family="text">
      <style:text-properties fo:font-weight="normal" officeooo:rsid="00fdc3e7" style:font-weight-asian="normal" style:font-weight-complex="normal"/>
    </style:style>
    <style:style style:name="T12" style:family="text">
      <style:text-properties fo:font-weight="normal" officeooo:rsid="010b905c" style:font-weight-asian="normal" style:font-weight-complex="normal"/>
    </style:style>
    <style:style style:name="T13" style:family="text">
      <style:text-properties fo:font-weight="normal" officeooo:rsid="010d3417" style:font-weight-asian="normal" style:font-weight-complex="normal"/>
    </style:style>
    <style:style style:name="T14" style:family="text">
      <style:text-properties fo:font-weight="normal" officeooo:rsid="012bd97e" style:font-weight-asian="normal" style:font-weight-complex="normal"/>
    </style:style>
    <style:style style:name="T15" style:family="text">
      <style:text-properties fo:font-style="normal" fo:font-weight="normal" officeooo:rsid="01068e8a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252525" style:font-name="sans-serif" fo:font-size="10.5pt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252525" style:font-name="sans-serif" fo:font-size="10.5pt" fo:letter-spacing="normal" fo:font-style="normal" fo:font-weight="bold" officeooo:rsid="01022473" style:font-weight-asian="bold" style:font-weight-complex="bold"/>
    </style:style>
    <style:style style:name="T18" style:family="text">
      <style:text-properties fo:font-variant="normal" fo:text-transform="none" fo:color="#333333" fo:font-size="9.75pt" fo:letter-spacing="normal" fo:font-style="normal" fo:font-weight="normal" fo:background-color="#fafafa" loext:char-shading-value="0" fo:padding="0cm" fo:border="none"/>
    </style:style>
    <style:style style:name="T19" style:family="text">
      <style:text-properties fo:font-variant="normal" fo:text-transform="none" fo:color="#333333" fo:font-size="9.75pt" fo:letter-spacing="normal" fo:font-style="normal" fo:background-color="#fafafa" loext:char-shading-value="0" fo:padding="0cm" fo:border="none"/>
    </style:style>
    <style:style style:name="T20" style:family="text">
      <style:text-properties fo:font-variant="normal" fo:text-transform="none" fo:color="#006699" fo:font-size="9.75pt" fo:letter-spacing="normal" fo:font-style="normal" fo:font-weight="bold" fo:background-color="#fafafa" loext:char-shading-value="0" fo:padding="0cm" fo:border="none"/>
    </style:style>
    <style:style style:name="T21" style:family="text">
      <style:text-properties fo:font-variant="normal" fo:text-transform="none" fo:color="#880000" fo:font-size="9.75pt" fo:letter-spacing="normal" fo:font-style="normal" fo:background-color="#fafafa" loext:char-shading-value="0" fo:padding="0cm" fo:border="none"/>
    </style:style>
    <style:style style:name="T22" style:family="text">
      <style:text-properties officeooo:rsid="00f6221d"/>
    </style:style>
    <style:style style:name="T23" style:family="text">
      <style:text-properties officeooo:rsid="00f6230a"/>
    </style:style>
    <style:style style:name="T24" style:family="text">
      <style:text-properties officeooo:rsid="00f924c6"/>
    </style:style>
    <style:style style:name="T25" style:family="text">
      <style:text-properties officeooo:rsid="00fab810"/>
    </style:style>
    <style:style style:name="T26" style:family="text">
      <style:text-properties officeooo:rsid="00fe2023"/>
    </style:style>
    <style:style style:name="T27" style:family="text">
      <style:text-properties officeooo:rsid="00fe9d90"/>
    </style:style>
    <style:style style:name="T28" style:family="text">
      <style:text-properties officeooo:rsid="0101c88f"/>
    </style:style>
    <style:style style:name="T29" style:family="text">
      <style:text-properties officeooo:rsid="01022473"/>
    </style:style>
    <style:style style:name="T30" style:family="text">
      <style:text-properties officeooo:rsid="010973ee"/>
    </style:style>
    <style:style style:name="T31" style:family="text">
      <style:text-properties officeooo:rsid="010b905c"/>
    </style:style>
    <style:style style:name="T32" style:family="text">
      <style:text-properties officeooo:rsid="010ead7c"/>
    </style:style>
    <style:style style:name="T33" style:family="text">
      <style:text-properties officeooo:rsid="01106a99"/>
    </style:style>
    <style:style style:name="T34" style:family="text">
      <style:text-properties officeooo:rsid="0110ab3c"/>
    </style:style>
    <style:style style:name="T35" style:family="text">
      <style:text-properties officeooo:rsid="0112a7e1"/>
    </style:style>
    <style:style style:name="T36" style:family="text">
      <style:text-properties officeooo:rsid="0115dda1"/>
    </style:style>
    <style:style style:name="T37" style:family="text">
      <style:text-properties officeooo:rsid="011657d9"/>
    </style:style>
    <style:style style:name="T38" style:family="text">
      <style:text-properties officeooo:rsid="01180c13"/>
    </style:style>
    <style:style style:name="T39" style:family="text">
      <style:text-properties officeooo:rsid="01194881"/>
    </style:style>
    <style:style style:name="T40" style:family="text">
      <style:text-properties officeooo:rsid="0119b673"/>
    </style:style>
    <style:style style:name="T41" style:family="text">
      <style:text-properties officeooo:rsid="011cd4a0"/>
    </style:style>
    <style:style style:name="T42" style:family="text">
      <style:text-properties officeooo:rsid="011feff4"/>
    </style:style>
    <style:style style:name="T43" style:family="text">
      <style:text-properties officeooo:rsid="0122ab43"/>
    </style:style>
    <style:style style:name="T44" style:family="text">
      <style:text-properties officeooo:rsid="012a57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quireJS</text:p>
      <text:h text:style-name="P26" text:outline-level="1">Definitions</text:h>
      <text:p text:style-name="P3"><text:span text:style-name="T29">A</text:span>:</text:p>
      <text:p text:style-name="P2"><text:span text:style-name="T29">B</text:span>:</text:p>
      <text:p text:style-name="P11"><text:span text:style-name="T17">C</text:span><text:span text:style-name="T16">:</text:span></text:p>
      <text:h text:style-name="P27" text:outline-level="1">Defining a module </text:h>
      <text:list xml:id="list7388637657656954470" text:style-name="L13">
        <text:list-item>
          <text:p text:style-name="P6"><text:span text:style-name="T27">each of the following are in their own js file</text:span></text:p>
        </text:list-item>
      </text:list>
      <text:h text:style-name="P30" text:outline-level="2"><text:span text:style-name="T23">Simple o</text:span>bject literal <text:span text:style-name="T23">module (note: values can be functions)</text:span></text:h>
      <text:p text:style-name="Code2"><text:tab/><text:tab/>define({</text:p>
      <text:p text:style-name="Code2"><text:tab/><text:tab/><text:tab/><text:span text:style-name="T22">key1: “value1”,</text:span></text:p>
      <text:p text:style-name="Code2"><text:tab/><text:tab/><text:tab/>key2: “value 2”</text:p>
      <text:p text:style-name="Code2"><text:tab/><text:tab/>});</text:p>
      <text:list xml:id="list1433644497396475107" text:style-name="L12">
        <text:list-item>
          <text:p text:style-name="P5"><text:span text:style-name="T10">Accessible via the path to the js file (from the </text:span><text:span text:style-name="T11">baseUrl) --- </text:span><text:span text:style-name="T26">as with all modules</text:span></text:p>
        </text:list-item>
      </text:list>
      <text:h text:style-name="P31" text:outline-level="2">Object literal module with setup <text:span text:style-name="T24">(definition function)</text:span></text:h>
      <text:p text:style-name="Code2"><text:span text:style-name="T1"><text:tab/><text:tab/>define(</text:span><text:span text:style-name="T2">function()</text:span><text:span text:style-name="T1">{</text:span></text:p>
      <text:p text:style-name="Code2"><text:tab/><text:tab/><text:tab/>// <text:span text:style-name="T23">setup code here</text:span></text:p>
      <text:p text:style-name="Code2"><text:tab/><text:tab/><text:tab/><text:span text:style-name="T23">return {</text:span></text:p>
      <text:p text:style-name="Code2"><text:span text:style-name="T22"><text:tab/><text:tab/><text:tab/><text:tab/>key1: “value1”,</text:span></text:p>
      <text:p text:style-name="Code2"><text:tab/><text:tab/><text:tab/><text:tab/>key2: “value 2”</text:p>
      <text:p text:style-name="Code2"><text:tab/><text:tab/><text:tab/>};</text:p>
      <text:p text:style-name="Code2"><text:tab/><text:tab/>});</text:p>
      <text:h text:style-name="P32" text:outline-level="2">Definition function with dependency</text:h>
      <text:p text:style-name="P60"><text:tab/><text:tab/><text:tab/>define(<text:span text:style-name="T24">[“./cart”, “./inventory”], function(cart, inventory)</text:span>{</text:p>
      <text:p text:style-name="P60"><text:span text:style-name="T23"><text:tab/><text:tab/><text:tab/><text:tab/>return {</text:span></text:p>
      <text:p text:style-name="P59"><text:span text:style-name="T22">key1: “value1”,</text:span></text:p>
      <text:p text:style-name="P59"><text:span text:style-name="T25">addToCart</text:span>: <text:span text:style-name="T25">function(){</text:span></text:p>
      <text:p text:style-name="P59"><text:tab/><text:span text:style-name="T25">inventory.decrement(this);</text:span></text:p>
      <text:p text:style-name="P59"><text:tab/><text:span text:style-name="T25">cart.add(this);</text:span></text:p>
      <text:p text:style-name="P59">},</text:p>
      <text:p text:style-name="P59">color: “blue”</text:p>
      <text:p text:style-name="P60"><text:span text:style-name="T2"><text:tab/><text:tab/><text:tab/><text:tab/>};</text:span></text:p>
      <text:p text:style-name="P61"><text:span text:style-name="T2"><text:tab/><text:tab/><text:tab/>}</text:span></text:p>
      <text:list xml:id="list6884811638624515546" text:style-name="L15">
        <text:list-item>
          <text:p text:style-name="P7">cart.js and inventory.js must be in the same directory as the module <text:span text:style-name="T28">for ./cart and ./inventory paths to work</text:span></text:p>
        </text:list-item>
      </text:list>
      <text:h text:style-name="P46" text:outline-level="2"><text:span text:style-name="T3">Function module (</text:span><text:span text:style-name="T2">with dependenc</text:span><text:span text:style-name="T3">ies)</text:span></text:h>
      <text:p text:style-name="Code2"><text:tab/><text:tab/><text:tab/><text:span text:style-name="T27">define(['./my/cart',</text:span> <text:span text:style-name="T27">'my/inventory'],</text:span></text:p>
      <text:p text:style-name="Code2"><text:tab/><text:tab/><text:tab/><text:tab/><text:span text:style-name="T27">function(cart, inventory){</text:span></text:p>
      <text:p text:style-name="Code2"><text:tab/><text:tab/><text:tab/><text:tab/><text:tab/><text:span text:style-name="T27">return function(title) {</text:span></text:p>
      <text:p text:style-name="Code2"><text:tab/><text:tab/><text:tab/><text:tab/><text:tab/><text:tab/><text:span text:style-name="T27">return title ? (window.title = title) : inventory.storeName + ' ' + cart.name</text:span></text:p>
      <text:p text:style-name="Code2"><text:tab/><text:tab/><text:tab/><text:tab/><text:tab/><text:span text:style-name="T27">}</text:span></text:p>
      <text:p text:style-name="Code2"><text:tab/><text:tab/><text:tab/><text:tab/><text:span text:style-name="T27">}</text:span></text:p>
      <text:h text:style-name="P47" text:outline-level="2"><text:soft-page-break/><text:span text:style-name="T1">Named function module [DON'T DO THIS. Makes modules less portable]</text:span></text:h>
      <text:p text:style-name="Code2"><text:span text:style-name="T4"><text:tab/><text:tab/><text:tab/>define('modules/title',</text:span></text:p>
      <text:p text:style-name="Code2"><text:span text:style-name="T4"><text:tab/><text:tab/><text:tab/><text:tab/>['my/cart', 'my/inventory'],</text:span></text:p>
      <text:p text:style-name="Code2"><text:span text:style-name="T4"><text:tab/><text:tab/><text:tab/><text:tab/></text:span><text:span text:style-name="T5">return </text:span><text:span text:style-name="T4">function(cart, inventory){</text:span></text:p>
      <text:p text:style-name="Code2"><text:span text:style-name="T4"><text:tab/><text:tab/><text:tab/><text:tab/><text:tab/>//</text:span><text:span text:style-name="T5">code and stuff</text:span><text:span text:style-name="T4"><text:tab/></text:span></text:p>
      <text:p text:style-name="Code2"><text:span text:style-name="T4"><text:tab/><text:tab/><text:tab/><text:tab/>}</text:span></text:p>
      <text:p text:style-name="Code2"><text:span text:style-name="T4"><text:tab/><text:tab/><text:tab/>);</text:span></text:p>
      <text:h text:style-name="P29" text:outline-level="1">Running modules</text:h>
      <text:list xml:id="list4547170065137230799" text:style-name="L27">
        <text:list-item>
          <text:p text:style-name="P24"><text:span text:style-name="T44">Create a file with a name like “main” etc. accessible from index.html</text:span></text:p>
        </text:list-item>
      </text:list>
      <text:h text:style-name="P45" text:outline-level="2">&lt;script data-main="path/to/start/module" src="scripts/require.js"&gt;&lt;/script&gt;</text:h>
      <text:list xml:id="list2636323869784881306" text:style-name="L28">
        <text:list-item>
          <text:p text:style-name="P25"><text:span text:style-name="T1">path/to/start/module <text:s/></text:span><text:s/>:: <text:s/>start module is the entry point for a requirejs app, which runs the modules based on specified dependencies etc</text:p>
        </text:list-item>
        <text:list-item>
          <text:p text:style-name="P9">scripts/require.js<text:tab/><text:tab/><text:span text:style-name="T9">:: <text:s/>path to requireJS </text:span><text:span text:style-name="T14">library </text:span><text:span text:style-name="T9">itself</text:span></text:p>
        </text:list-item>
        <text:list-item>
          <text:p text:style-name="P10"><text:span text:style-name="T9">Should be placed either at the end of the &lt;body&gt; section, or end of the &lt;head&gt; section.</text:span></text:p>
        </text:list-item>
      </text:list>
      <text:h text:style-name="P44" text:outline-level="2">require.config<text:span text:style-name="T30">(optionsObj)<text:tab/><text:tab/><text:tab/>[[[in entry point]]]</text:span></text:h>
      <text:list xml:id="list1326625958938624323" text:style-name="L17">
        <text:list-item>
          <text:p text:style-name="P8">Called <text:span text:style-name="T31">in a script accessed </text:span>using the data-main entry point in index.html - :</text:p>
        </text:list-item>
      </text:list>
      <text:p text:style-name="P48"><text:span text:style-name="Source_20_Text"><text:span text:style-name="T19">&lt;</text:span></text:span><text:span text:style-name="Source_20_Text"><text:span text:style-name="T20">script</text:span></text:span><text:span text:style-name="Source_20_Text"><text:span text:style-name="T19"> data-main=</text:span></text:span><text:span text:style-name="Source_20_Text"><text:span text:style-name="T21">"scripts/main"</text:span></text:span><text:span text:style-name="Source_20_Text"><text:span text:style-name="T19"> src=</text:span></text:span><text:span text:style-name="Source_20_Text"><text:span text:style-name="T21">"scripts/require.js"</text:span></text:span><text:span text:style-name="Source_20_Text"><text:span text:style-name="T19">&gt;&lt;/</text:span></text:span><text:span text:style-name="Source_20_Text"><text:span text:style-name="T20">script</text:span></text:span><text:span text:style-name="Source_20_Text"><text:span text:style-name="T19">&gt;</text:span></text:span></text:p>
      <text:list xml:id="list6630469829003103681" text:style-name="L26">
        <text:list-item>
          <text:p text:style-name="P23"><text:span text:style-name="T12">path scripts/main.js should </text:span><text:span text:style-name="T13">then </text:span><text:span text:style-name="T12">contain the require.config object</text:span></text:p>
        </text:list-item>
      </text:list>
      <text:h text:style-name="P43" text:outline-level="2">require(['moduleDep1'], function(dep1){ <text:s/>/* code here runs after deps load*/ });</text:h>
      <text:list xml:id="list652410788669702997" text:style-name="L25">
        <text:list-item>
          <text:p text:style-name="P22">That's it.Usually preceded by a config file.</text:p>
        </text:list-item>
      </text:list>
      <text:h text:style-name="Heading_20_2" text:outline-level="2">Full example for running modules (in entry point)</text:h>
      <text:p text:style-name="Code2">requirejs.config({</text:p>
      <text:p text:style-name="P51"><text:span text:style-name="T33"><text:s text:c="4"/>baseUrl: 'scripts',</text:span></text:p>
      <text:p text:style-name="Code2"><text:s text:c="4"/>paths: {</text:p>
      <text:p text:style-name="Code2"><text:s text:c="8"/>jquery: [</text:p>
      <text:p text:style-name="Code2"><text:s text:c="12"/>'https://ajax.googleapis.com/ajax/libs/jquery/1.11.3/jquery.min'</text:p>
      <text:p text:style-name="Code2"><text:s text:c="8"/>],</text:p>
      <text:p text:style-name="Code2"><text:s text:c="8"/>bootstrap: '../public/bootstrap/js/bootstrap.min',</text:p>
      <text:p text:style-name="Code2"><text:s text:c="8"/>lodash: '../public/lodash/lodash'</text:p>
      <text:p text:style-name="Code2"><text:s text:c="4"/>}</text:p>
      <text:p text:style-name="Code2">});</text:p>
      <text:p text:style-name="Code2"/>
      <text:p text:style-name="Code2"></text:p>
      <text:p text:style-name="P50">requirejs(['main', 'testaddedjsfile', 'lodash', 'jquery'], function(main, ta, _){</text:p>
      <text:p text:style-name="P50"><text:tab/>// code that uses jQuery, lodash, or either the main or testaddedjsfile module</text:p>
      <text:p text:style-name="P50"/>
      <text:p text:style-name="P50"><text:tab/>requirejs(['bootstrap'], function(bootstrap){</text:p>
      <text:p text:style-name="P50"><text:tab/><text:tab/>//code that uses bootstrap library. Ensures bootstrap loads AFTER jQuery.</text:p>
      <text:p text:style-name="P50"><text:tab/>});</text:p>
      <text:p text:style-name="P50"/>
      <text:p text:style-name="P50">});</text:p>
      <text:h text:style-name="Heading_20_1" text:outline-level="1">Configuration– <text:span text:style-name="T30">require.config optionsObj properties</text:span></text:h>
      <text:list xml:id="list9181242256489461712" text:style-name="L16">
        <text:list-item>
          <text:p text:style-name="P12">All of these are within optionsObj in the following:</text:p>
        </text:list-item>
      </text:list>
      <text:h text:style-name="P33" text:outline-level="2"><text:soft-page-break/></text:h>
      <text:h text:style-name="P34" text:outline-level="2">optionsObj.<text:span text:style-name="T33">baseUrl</text:span></text:h>
      <text:list xml:id="list7329781663034153497" text:style-name="L20">
        <text:list-item>
          <text:p text:style-name="P15"><text:span text:style-name="T33">Path all other paths are relative to, in paths (and in called modules) – see below...</text:span></text:p>
        </text:list-item>
      </text:list>
      <text:h text:style-name="Heading_20_2" text:outline-level="2">optionsObj.path<text:span text:style-name="T32">s</text:span></text:h>
      <text:list xml:id="list3677050696554767590" text:style-name="L19">
        <text:list-item>
          <text:p text:style-name="P13">Object literal containing keys corresponding to module names, and values corresponding to module locations</text:p>
        </text:list-item>
      </text:list>
      <text:p text:style-name="Code2"><text:tab/><text:tab/><text:tab/>require.<text:span text:style-name="T32">config({</text:span></text:p>
      <text:p text:style-name="P49"><text:tab/><text:tab/><text:tab/><text:tab/><text:span text:style-name="T33">baseUrl: 'scripts',</text:span></text:p>
      <text:p text:style-name="Code2"><text:tab/><text:tab/><text:tab/><text:tab/><text:span text:style-name="T32">paths: {</text:span></text:p>
      <text:p text:style-name="Code2"><text:tab/><text:tab/><text:tab/><text:tab/><text:tab/><text:span text:style-name="T32">'compute': 'compute/main',</text:span></text:p>
      <text:p text:style-name="Code2"><text:tab/><text:tab/><text:tab/><text:tab/><text:tab/><text:span text:style-name="T32">'jquery': '../libs/jquery'</text:span></text:p>
      <text:p text:style-name="Code2"><text:tab/><text:tab/><text:tab/><text:tab/><text:span text:style-name="T32">}</text:span></text:p>
      <text:p text:style-name="Code2"><text:tab/><text:tab/><text:tab/><text:span text:style-name="T32">});</text:span></text:p>
      <text:list xml:id="list74209164035605" text:continue-numbering="true" text:style-name="L19">
        <text:list-item>
          <text:p text:style-name="P14">Henceforth, when require(['compute']) is called, scripts/compute/main.js will be called <text:span text:style-name="T34">(the module is now called 'compute')</text:span></text:p>
        </text:list-item>
      </text:list>
      <text:h text:style-name="Heading_20_2" text:outline-level="2">optionsObj.<text:span text:style-name="T36">waitSeconds</text:span></text:h>
      <text:list xml:id="list4507977753488277084" text:style-name="L22">
        <text:list-item>
          <text:p text:style-name="P18">number of seconds to wait before giving up on loading a script. <text:span text:style-name="T41">Default is 7.</text:span></text:p>
        </text:list-item>
      </text:list>
      <text:p text:style-name="Code2"><text:tab/><text:tab/><text:tab/>require.<text:span text:style-name="T32">config({</text:span></text:p>
      <text:p text:style-name="Code2"><text:tab/><text:tab/><text:tab/><text:tab/>....</text:p>
      <text:p text:style-name="Code2"><text:tab/><text:tab/><text:tab/><text:tab/><text:span text:style-name="T41">waitSeconds: 15</text:span></text:p>
      <text:p text:style-name="Code2"><text:tab/><text:tab/><text:tab/><text:tab/>...</text:p>
      <text:p text:style-name="Code2"><text:tab/><text:tab/><text:tab/><text:span text:style-name="T41">});<text:tab/><text:tab/><text:tab/>// This will wait 15 seconds before giving up on loading scripts</text:span></text:p>
      <text:h text:style-name="Heading_20_2" text:outline-level="2">optionsObj.<text:span text:style-name="T37">shim</text:span></text:h>
      <text:h text:style-name="P36" text:outline-level="2">optionsObj.<text:span text:style-name="T37">bundles</text:span></text:h>
      <text:h text:style-name="P37" text:outline-level="2">optionsObj.<text:span text:style-name="T38">map</text:span></text:h>
      <text:h text:style-name="P38" text:outline-level="2">optionsObj.<text:span text:style-name="T39">config [HOW TO PASS DEPENDECIES INTO MODULES]</text:span></text:h>
      <text:list xml:id="list4777846026245884301" text:style-name="L24">
        <text:list-item>
          <text:p text:style-name="P20">Lets you pass config info into a module (or modules)</text:p>
        </text:list-item>
      </text:list>
      <text:p text:style-name="P21"></text:p>
      <text:p text:style-name="P52">requirejs.config({</text:p>
      <text:p text:style-name="P52"><text:s text:c="4"/>config: {</text:p>
      <text:p text:style-name="P53"><text:s text:c="8"/>'bar': {</text:p>
      <text:p text:style-name="P53"><text:s text:c="12"/>size: 'large'</text:p>
      <text:p text:style-name="P53"><text:s text:c="8"/>},</text:p>
      <text:p text:style-name="P53"><text:s text:c="8"/>'baz': {</text:p>
      <text:p text:style-name="P53"><text:s text:c="12"/>color: 'blue'</text:p>
      <text:p text:style-name="P53"><text:s text:c="8"/>}</text:p>
      <text:p text:style-name="P52"><text:s text:c="4"/>}</text:p>
      <text:p text:style-name="P52">});</text:p>
      <text:p text:style-name="P52"/>
      <text:p text:style-name="P52">// ... <text:span text:style-name="T42">IN ANOTHER FILE (bar.js) ... </text:span></text:p>
      <text:p text:style-name="P60"/>
      <text:p text:style-name="P54">define(function (require, exports, module) {</text:p>
      <text:p text:style-name="P55"><text:s text:c="4"/>var size = module.config().size; <text:s text:c="3"/><text:tab/><text:tab/>//Will be the value 'large'</text:p>
      <text:p text:style-name="P54">});</text:p>
      <text:p text:style-name="P62"><text:soft-page-break/></text:p>
      <text:p text:style-name="P58">// ... <text:span text:style-name="T42">IN ANOTHER FILE (baz.js) ... </text:span></text:p>
      <text:p text:style-name="P63"/>
      <text:p text:style-name="P56">//baz.js which uses a dependency array. it asks for the special module ID, 'module':</text:p>
      <text:p text:style-name="P57"><text:span text:style-name="T43">//</text:span><text:a xlink:type="simple" xlink:href="https://github.com/jrburke/requirejs/wiki/Differences-between-the-simplified-CommonJS-wrapper-and-standard-AMD-define#wiki-magic"><text:span text:style-name="T43">Differences-between-the-simplified-CommonJS-wrapper-and-standard-AMD-define#wiki-magic</text:span></text:a></text:p>
      <text:p text:style-name="P56">define(['module'], function (module) {</text:p>
      <text:p text:style-name="P56"><text:s text:c="4"/>var color = module.config().color; <text:tab/><text:tab/>//Will be the value 'blue'</text:p>
      <text:p text:style-name="P56">});</text:p>
      <text:h text:style-name="P39" text:outline-level="2">optionsObj.<text:span text:style-name="T40">packages</text:span></text:h>
      <text:h text:style-name="P39" text:outline-level="2">optionsObj.<text:span text:style-name="T40">nodeIdCompat</text:span></text:h>
      <text:h text:style-name="P40" text:outline-level="2">optionsObj.context</text:h>
      <text:p text:style-name="P17"/>
      <text:h text:style-name="P41" text:outline-level="2">optionsObj.deps</text:h>
      <text:h text:style-name="P42" text:outline-level="2">optionsObj.callback</text:h>
      <text:list xml:id="list4957329117639730187" text:style-name="L23">
        <text:list-item>
          <text:p text:style-name="P19">Function to execute after deps have been loaded.</text:p>
        </text:list-item>
      </text:list>
      <text:h text:style-name="P28" text:outline-level="1">Other</text:h>
      <text:h text:style-name="Heading_20_2" text:outline-level="2">Generate URLs relative to module</text:h>
      <text:list xml:id="list613500668307884201" text:style-name="L21">
        <text:list-item>
          <text:p text:style-name="P16">To do this, ask for require as a dependency, then run require.toUrl() to generate the URL <text:span text:style-name="T35">e.g.</text:span></text:p>
        </text:list-item>
      </text:list>
      <text:p text:style-name="P59">define(["require"], function(require) {</text:p>
      <text:p text:style-name="P59"><text:s text:c="4"/>var cssUrl = require.toUrl("./style.css");</text:p>
      <text:p text:style-name="P59">});</text:p>
      <text:h text:style-name="Heading_20_2" text:outline-level="2">Circular dependencies</text:h>
      <text:p text:style-name="Text_20_body"/>
      <text:h text:style-name="P35" text:outline-level="2">Undefining a module</text:h>
      <text:p text:style-name="Text_20_body"/>
      <text:p text:style-name="P1"><text:span text:style-name="T7"><text:tab/></text:span><text:span text:style-name="T15">A</text:span></text:p>
      <text:p text:style-name="P1"><text:tab/><text:tab/><text:span text:style-name="T6">--</text:span><text:span text:style-name="T7">&gt; (</text:span><text:span text:style-name="T8">a</text:span><text:span text:style-name="T7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, 'Times New Roman', Times, serif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1pt" fo:font-weight="normal" officeooo:rsid="001e418a" style:font-size-asian="11pt" style:font-weight-asian="normal" style:font-size-complex="11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style:contextual-spacing="false" fo:line-height="120%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style:text-underline-style="solid" style:text-underline-width="auto" style:text-underline-color="font-color" fo:font-weight="bold" officeooo:rsid="0015a455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.15cm" style:auto-text-indent="false" fo:keep-with-next="always">
        <style:tab-stops/>
      </style:paragraph-properties>
      <style:text-properties fo:color="#666666" fo:font-size="12.5pt" fo:font-weight="bold" style:font-size-asian="12.5pt" style:font-weight-asian="bold" style:font-size-complex="12.5pt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de" style:family="paragraph" style:parent-style-name="Text_20_body" style:master-page-name="">
      <style:paragraph-properties fo:margin-left="0.3cm" fo:margin-right="0cm" fo:margin-top="0cm" fo:margin-bottom="0cm" style:contextual-spacing="false" fo:line-height="110%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  <style:text-properties fo:font-size="10pt" fo:font-weight="bold" officeooo:rsid="00a45270" style:font-size-asian="10pt" style:font-weight-asian="bold" style:font-size-complex="10pt" style:font-weight-complex="600"/>
    </style:style>
    <style:style style:name="Code2" style:family="paragraph" style:parent-style-name="Text_20_body" style:class="text">
      <style:paragraph-properties fo:margin-left="0cm" fo:margin-right="0cm" fo:margin-top="0cm" fo:margin-bottom="0cm" style:contextual-spacing="false" fo:line-height="110%" fo:text-indent="0cm" style:auto-text-indent="false"/>
      <style:text-properties fo:font-weight="bold" officeooo:rsid="00f6230a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1.588cm" fo:margin-right="1.61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faulkner </meta:initial-creator>
    <meta:creation-date>2015-07-27T23:30:41.736960426</meta:creation-date>
    <dc:date>2015-08-26T07:42:07.101385927</dc:date>
    <dc:creator>andfaulkner </dc:creator>
    <meta:editing-duration>P3DT6H43M52S</meta:editing-duration>
    <meta:editing-cycles>251</meta:editing-cycles>
    <meta:generator>LibreOffice/4.2.8.2$Linux_X86_64 LibreOffice_project/420m0$Build-2</meta:generator>
    <meta:document-statistic meta:table-count="0" meta:image-count="0" meta:object-count="0" meta:page-count="4" meta:paragraph-count="140" meta:word-count="591" meta:character-count="4628" meta:non-whitespace-character-count="3862"/>
  </office:meta>
</office:document-meta>
</file>